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language="es" fo:country="MX" officeooo:rsid="0012f582" officeooo:paragraph-rsid="0012f582"/>
    </style:style>
    <style:style style:name="P2" style:family="paragraph" style:parent-style-name="Standard">
      <style:paragraph-properties fo:text-align="justify" style:justify-single-word="false"/>
      <style:text-properties fo:language="es" fo:country="MX" officeooo:rsid="0012f582" officeooo:paragraph-rsid="0012f582"/>
    </style:style>
    <style:style style:name="P3" style:family="paragraph" style:parent-style-name="Standard">
      <style:paragraph-properties fo:text-align="justify" style:justify-single-word="false"/>
      <style:text-properties fo:language="es" fo:country="MX" fo:font-weight="bold" officeooo:rsid="0012f582" officeooo:paragraph-rsid="0012f582" style:font-weight-asian="bold" style:font-weight-complex="bold"/>
    </style:style>
    <style:style style:name="P4" style:family="paragraph" style:parent-style-name="Standard">
      <style:paragraph-properties fo:text-align="justify" style:justify-single-word="false"/>
      <style:text-properties fo:language="es" fo:country="MX" fo:font-weight="bold" officeooo:rsid="00202108" officeooo:paragraph-rsid="00202108" style:font-weight-asian="bold" style:font-weight-complex="bold"/>
    </style:style>
    <style:style style:name="P5" style:family="paragraph" style:parent-style-name="Standard">
      <style:paragraph-properties fo:text-align="justify" style:justify-single-word="false"/>
      <style:text-properties fo:language="es" fo:country="MX" officeooo:rsid="00186f1b" officeooo:paragraph-rsid="00186f1b"/>
    </style:style>
    <style:style style:name="P6" style:family="paragraph" style:parent-style-name="Standard">
      <style:paragraph-properties fo:text-align="justify" style:justify-single-word="false"/>
      <style:text-properties fo:language="es" fo:country="MX" officeooo:rsid="00202108" officeooo:paragraph-rsid="00202108"/>
    </style:style>
    <style:style style:name="P7" style:family="paragraph" style:parent-style-name="Standard">
      <style:paragraph-properties fo:text-align="justify" style:justify-single-word="false"/>
      <style:text-properties fo:language="es" fo:country="MX" officeooo:rsid="0024b80e" officeooo:paragraph-rsid="0024b80e"/>
    </style:style>
    <style:style style:name="T1" style:family="text">
      <style:text-properties officeooo:rsid="00149ae4"/>
    </style:style>
    <style:style style:name="T2" style:family="text">
      <style:text-properties officeooo:rsid="00193966"/>
    </style:style>
    <style:style style:name="T3" style:family="text">
      <style:text-properties officeooo:rsid="001b0a78"/>
    </style:style>
    <style:style style:name="T4" style:family="text">
      <style:text-properties officeooo:rsid="001dc837"/>
    </style:style>
    <style:style style:name="T5" style:family="text">
      <style:text-properties officeooo:rsid="00220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stemas de compra de boletos</text:p>
      <text:p text:style-name="P2"/>
      <text:p text:style-name="P3"><text:span text:style-name="T4">Descripción</text:span> del problema</text:p>
      <text:p text:style-name="P3"/>
      <text:p text:style-name="P2">Un sistema de compra de boletos puede funcionar de manera concurrente cuando dos o mas personas entran al mismo tiempo al sistema y consultan la disponibilidad de <text:span text:style-name="T1">boletos, se debe tener el control de que dos personas no adquieran un mismo boleto.</text:span></text:p>
      <text:p text:style-name="P2"/>
      <text:p text:style-name="P5">Este sistema <text:span text:style-name="T2">esta enfocado en la</text:span> compra de boletos para un concierto X donde <text:span text:style-name="T2">el numero de boletos máximo que se tiene para vender es de 2</text:span>00 boletos. <text:s/><text:span text:style-name="T3">Los compradores o usuarios que asistirán al concierto solo podrán realizar la compra por medio de turnos donde solo los que estén dentro del turno podrán realizar la compra de su boleto mientras que los demás compradores deberán esperar hasta el próximo turno para poder realizar la compra hasta que se agoten los boletos.</text:span></text:p>
      <text:p text:style-name="P5"/>
      <text:p text:style-name="P6">Habrá 2 forma de realizar la compra, pudra ser en linea o de forma presencial.</text:p>
      <text:p text:style-name="P6"/>
      <text:p text:style-name="P6">Los turnos de compra podrán estar conformados tanto de personas que realicen la compra de forma presencial como en linea.</text:p>
      <text:p text:style-name="P6"/>
      <text:p text:style-name="P6">Los turnos serán en bloques de 10 personas.</text:p>
      <text:p text:style-name="P5"/>
      <text:p text:style-name="P4">Eventos a controlar</text:p>
      <text:p text:style-name="P6"/>
      <text:p text:style-name="P6">Lo que pretendemos realizar es <text:span text:style-name="T5">controlar que no se vendan 1 boleto a 2 personas ya que si todos consumidores pudiera ingresara l mismo tiempo a realizar la compra podría llegara presentarse una sobre venta de boletos como lo que tendríamos varios clientes enojados y en un ejemplo de la vida real se tendrían varios problemas, tanto económicos como legales.</text:span></text:p>
      <text:p text:style-name="P6"/>
      <text:p text:style-name="P7">En nuestro caso debe de haber un orden en cuanto a como se debe realizar la compra pero para el ingreso solo debemos formar los bloques de 10 personas sin saber un orden especifico de si es una compra en físico o en line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14:35:56.710792661</meta:creation-date>
    <dc:date>2019-03-28T11:45:38.136585350</dc:date>
    <meta:editing-duration>PT9H14M49S</meta:editing-duration>
    <meta:editing-cycles>5</meta:editing-cycles>
    <meta:generator>LibreOffice/5.1.6.2$Linux_X86_64 LibreOffice_project/10m0$Build-2</meta:generator>
    <meta:document-statistic meta:table-count="0" meta:image-count="0" meta:object-count="0" meta:page-count="1" meta:paragraph-count="10" meta:word-count="282" meta:character-count="1612" meta:non-whitespace-character-count="1338"/>
  </office:meta>
</office:document-meta>
</file>